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1bf3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1bf3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1bf3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1bf3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1bf3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1bf3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1bf3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1bf3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1bf3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1bf3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1bf3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1bf3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1bf3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1bf3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1bf3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1bf3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1bf3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uan Simón Acevedo Weky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9/12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16651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Karla Josefina Weky Hernand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253842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48.92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63" meta:non-whitespace-character-count="996"/>
    <meta:template xlink:type="simple" xlink:actuate="onRequest" xlink:title="Normal" xlink:href=""/>
  </office:meta>
</office:document-meta>
</file>